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8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3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8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9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normal" style:font-style-asian="normal" style:font-style-complex="normal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background-color="transparen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10">ПОВЕРКИ</text:span></text:p>
      <text:p text:style-name="P3"><text:span text:style-name="T24">дозиметра типа </text:span><text:span text:style-name="T13">ДКС</text:span><text:span text:style-name="T24">-</text:span><text:span text:style-name="T13">АТ3509</text:span><text:span text:style-name="T9">B</text:span></text:p>
      <text:p text:style-name="P5"/>
      <text:p text:style-name="P6"><text:span text:style-name="T24">зав. № </text:span><text:span text:style-name="T23"><text:s/>$</text:span><text:span text:style-name="T5">allSerial</text:span><text:span text:style-name="T24"> </text:span><text:span text:style-name="T26">.</text:span><text:span text:style-name="T24"> </text:span></text:p>
      <text:p text:style-name="P6"><text:span text:style-name="T24">принадлежащего </text:span><text:span text:style-name="T25">.</text:span><text:span text:style-name="T31"> <text:s text:c="105"/></text:span><text:span text:style-name="T25">.</text:span></text:p>
      <text:p text:style-name="P9"/>
      <text:p text:style-name="P38">Поверка проводилась на базе УП «АТОМТЕХ», в нормальных климатических условиях при температуре <text:span text:style-name="T21">Т</text:span> = <text:span text:style-name="T30"><text:s/></text:span><text:span text:style-name="T22">$temp </text:span><text:s/>°<text:span text:style-name="T21">С</text:span>, атмосферном давлении <text:span text:style-name="T21">Р</text:span> = <text:span text:style-name="T30"><text:s text:c="5"/></text:span><text:s/>мм.рт.ст, относительной влажности воздуха <text:span text:style-name="T21">р</text:span> = <text:span text:style-name="T30"><text:s/></text:span><text:span text:style-name="T22">$vlag </text:span><text:s/>%, внешнем фоне γ-излучения <text:span text:style-name="T4">H</text:span>*(10) = <text:span text:style-name="T30"><text:s/></text:span><text:span text:style-name="T22">$bground </text:span><text:s/>нЗв/ч, <text:s/>согласно методике, изложенной в <text:span text:style-name="T29">МП. МН 742-2005</text:span></text:p>
      <text:p text:style-name="P28"><text:span text:style-name="T10">1. </text:span>Эталонные средства измерений:</text:p>
      <text:p text:style-name="P34">- <text:span text:style-name="T3">$facility_110</text:span>;</text:p>
      <text:p text:style-name="P35">- <text:span text:style-name="T3">$facility_1</text:span>3<text:span text:style-name="T3">0</text:span>;</text:p>
      <text:p text:style-name="P39"><text:span text:style-name="T10">2. </text:span>Внешний осмотр и опробование БД:</text:p>
      <text:p text:style-name="P37">- документация<text:tab/></text:p>
      <text:p text:style-name="P37">- отсутствие механических повреждений<text:tab/></text:p>
      <text:p text:style-name="P36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3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4">H</text:span><text:span text:style-name="T16">pi</text:span></text:p>
          </table:table-cell>
          <table:table-cell table:style-name="t1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0">$1-bg0</text:p>
              <text:p text:style-name="P30">$1-bg1</text:p>
              <text:p text:style-name="P30">$1-bg2</text:p>
              <text:p text:style-name="P30">$1-bg3</text:p>
              <text:p text:style-name="P30">$1-bg4</text:p>
              <text:p text:style-name="P30">$1-bg5</text:p>
              <text:p text:style-name="P30">$1-bg6</text:p>
              <text:p text:style-name="P30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0">$1-m00</text:p>
              <text:p text:style-name="P30">$1-m01</text:p>
              <text:p text:style-name="P30">$1-m02</text:p>
              <text:p text:style-name="P30">$1-m03</text:p>
              <text:p text:style-name="P30">$1-m04</text:p>
              <text:p text:style-name="P30">$1-m05</text:p>
              <text:p text:style-name="P30">$1-m06</text:p>
              <text:p text:style-name="P30">$1-m07</text:p>
              <text:p text:style-name="P30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0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30">$1-m11</text:p>
              <text:p text:style-name="P30">$1-m12</text:p>
              <text:p text:style-name="P30">$1-m13</text:p>
              <text:p text:style-name="P30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3" office:value-type="string">
            <text:p text:style-name="P12">800<text:span text:style-name="T10">.</text:span>0 мЗв/ч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30">$1-m21</text:p>
              <text:p text:style-name="P30">$1-m22</text:p>
              <text:p text:style-name="P30">$1-m23</text:p>
              <text:p text:style-name="P30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.B7" office:value-type="string">
            <text:p text:style-name="P13">$1-n<text:span text:style-name="T10">3</text:span></text:p>
          </table:table-cell>
          <table:table-cell table:style-name="t1.B7" office:value-type="string">
            <text:p text:style-name="P13">$1-d<text:span text:style-name="T10">3</text:span></text:p>
          </table:table-cell>
          <table:table-cell table:style-name="t1.D7" office:value-type="string">
            <text:section text:style-name="Sect1" text:name="Раздел3">
              <text:p text:style-name="P4">$1-<text:span text:style-name="T10">m30</text:span></text:p>
              <text:p text:style-name="P30">$1-<text:span text:style-name="T10">m31</text:span></text:p>
              <text:p text:style-name="P30">$1-<text:span text:style-name="T10">m32</text:span></text:p>
              <text:p text:style-name="P30">$1-<text:span text:style-name="T10">m33</text:span></text:p>
              <text:p text:style-name="P30">$1-<text:span text:style-name="T10">m34</text:span></text:p>
            </text:section>
          </table:table-cell>
          <table:table-cell table:style-name="t1.B7" office:value-type="string">
            <text:p text:style-name="P13">$1-av<text:span text:style-name="T10">3</text:span></text:p>
          </table:table-cell>
          <table:table-cell table:style-name="t1.B7" office:value-type="string">
            <text:p text:style-name="P13">$1-o<text:span text:style-name="T10">3</text:span></text:p>
          </table:table-cell>
          <table:table-cell table:style-name="t1.B7" office:value-type="string">
            <text:p text:style-name="P13">$1-q<text:span text:style-name="T10">3</text:span></text:p>
          </table:table-cell>
          <table:table-cell table:style-name="t1.B7" office:value-type="string">
            <text:p text:style-name="P13">$1-do<text:span text:style-name="T10">3</text:span></text:p>
          </table:table-cell>
          <table:table-cell table:style-name="t1.I7" office:value-type="string">
            <text:p text:style-name="P20">±<text:span text:style-name="T10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3">Действи-тельное</text:span> значение</text:p>
            <text:p text:style-name="P29">ЭД<text:span text:style-name="T34">,</text:span></text:p>
            <text:p text:style-name="P29"><text:span text:style-name="T4">H</text:span><text:span text:style-name="T16">p</text:span><text:span text:style-name="T15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4">H</text:span><text:span text:style-name="T16">pi</text:span></text:p>
          </table:table-cell>
          <table:table-cell table:style-name="s1.D3" office:value-type="string">
            <text:p text:style-name="P29"><text:span text:style-name="T4">H</text:span><text:span text:style-name="T16">pi </text:span><text:span text:style-name="T14">изм.</text:span></text:p>
          </table:table-cell>
          <table:table-cell table:style-name="s1.D3" office:value-type="string">
            <text:p text:style-name="P29"><text:span text:style-name="T4">H</text:span><text:span text:style-name="T16">pi</text:span><text:span text:style-name="T17"> </text:span><text:span text:style-name="T19">изм</text:span><text:span text:style-name="T20">.</text:span><text:span text:style-name="T33">- </text:span><text:span text:style-name="T4">H</text:span><text:span text:style-name="T16">p</text:span><text:span text:style-name="T15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0">3</text:span></text:p>
          </table:table-cell>
          <table:table-cell table:style-name="s1.B4" office:value-type="string">
            <text:p text:style-name="P19"><text:s text:c="2"/>$1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.B4" office:value-type="string">
            <text:p text:style-name="P13">$1-d_dev<text:span text:style-name="T3">_</text:span><text:span text:style-name="T10">3</text:span></text:p>
          </table:table-cell>
          <table:table-cell table:style-name="s1.B4" office:value-type="string">
            <text:p text:style-name="P13">$1-dose<text:span text:style-name="T3">_</text:span><text:span text:style-name="T10">3</text:span></text:p>
          </table:table-cell>
          <table:table-cell table:style-name="s1.B4" office:value-type="string">
            <text:p text:style-name="P13">$1-d_res<text:span text:style-name="T3">_</text:span><text:span text:style-name="T10">3</text:span></text:p>
          </table:table-cell>
          <table:table-cell table:style-name="s1.B4" office:value-type="string">
            <text:p text:style-name="P13">$1-o_pog<text:span text:style-name="T3">_</text:span><text:span text:style-name="T10">3</text:span></text:p>
          </table:table-cell>
          <table:table-cell table:style-name="s1.B4" office:value-type="string">
            <text:p text:style-name="P13">$1-d_gran<text:span text:style-name="T3">_</text:span><text:span text:style-name="T10">3</text:span></text:p>
          </table:table-cell>
          <table:table-cell table:style-name="s1.I4" office:value-type="string">
            <text:p text:style-name="P12">±<text:span text:style-name="T3">15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6">360c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0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7"/>зав. №</text:span><text:span text:style-name="T7"> </text:span><text:span text:style-name="T6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3">Показания прибора</text:p>
          </table:table-cell>
          <table:table-cell table:style-name="t2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2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2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2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2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2.A3" office:value-type="string">
            <text:p text:style-name="P29">Фон</text:p>
          </table:table-cell>
          <table:table-cell table:style-name="t2.B3" office:value-type="string">
            <text:p text:style-name="P30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0">$2-bg0</text:p>
              <text:p text:style-name="P30">$2-bg1</text:p>
              <text:p text:style-name="P30">$2-bg2</text:p>
              <text:p text:style-name="P30">$2-bg3</text:p>
              <text:p text:style-name="P30">$2-bg4</text:p>
              <text:p text:style-name="P30">$2-bg5</text:p>
              <text:p text:style-name="P30">$2-bg6</text:p>
              <text:p text:style-name="P30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0">$2-m00</text:p>
              <text:p text:style-name="P30">$2-m01</text:p>
              <text:p text:style-name="P30">$2-m02</text:p>
              <text:p text:style-name="P30">$2-m03</text:p>
              <text:p text:style-name="P30">$2-m04</text:p>
              <text:p text:style-name="P30">$2-m05</text:p>
              <text:p text:style-name="P30">$2-m06</text:p>
              <text:p text:style-name="P30">$2-m07</text:p>
              <text:p text:style-name="P30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0">30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4">$2-m10</text:p>
              <text:p text:style-name="P30">$2-m11</text:p>
              <text:p text:style-name="P30">$2-m12</text:p>
              <text:p text:style-name="P30">$2-m13</text:p>
              <text:p text:style-name="P30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0">15</text:span></text:p>
          </table:table-cell>
        </table:table-row>
        <table:table-row>
          <table:table-cell table:style-name="t2.A3" office:value-type="string">
            <text:p text:style-name="P12">800<text:span text:style-name="T10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4">$2-m20</text:p>
              <text:p text:style-name="P30">$2-m21</text:p>
              <text:p text:style-name="P30">$2-m22</text:p>
              <text:p text:style-name="P30">$2-m23</text:p>
              <text:p text:style-name="P30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0">15</text:span></text:p>
          </table:table-cell>
        </table:table-row>
        <table:table-row>
          <table:table-cell table:style-name="t2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2.B7" office:value-type="string">
            <text:p text:style-name="P13">$2-n<text:span text:style-name="T10">3</text:span></text:p>
          </table:table-cell>
          <table:table-cell table:style-name="t2.B7" office:value-type="string">
            <text:p text:style-name="P13">$2-d<text:span text:style-name="T10">3</text:span></text:p>
          </table:table-cell>
          <table:table-cell table:style-name="t2.D7" office:value-type="string">
            <text:section text:style-name="Sect1" text:name="Раздел10">
              <text:p text:style-name="P4">$2-<text:span text:style-name="T10">m30</text:span></text:p>
              <text:p text:style-name="P30">$2-<text:span text:style-name="T10">m31</text:span></text:p>
              <text:p text:style-name="P30">$2-<text:span text:style-name="T10">m32</text:span></text:p>
              <text:p text:style-name="P30">$2-<text:span text:style-name="T10">m33</text:span></text:p>
              <text:p text:style-name="P30">$2-<text:span text:style-name="T10">m34</text:span></text:p>
            </text:section>
          </table:table-cell>
          <table:table-cell table:style-name="t2.B7" office:value-type="string">
            <text:p text:style-name="P13">$2-av<text:span text:style-name="T10">3</text:span></text:p>
          </table:table-cell>
          <table:table-cell table:style-name="t2.B7" office:value-type="string">
            <text:p text:style-name="P13">$2-o<text:span text:style-name="T10">3</text:span></text:p>
          </table:table-cell>
          <table:table-cell table:style-name="t2.B7" office:value-type="string">
            <text:p text:style-name="P13">$2-q<text:span text:style-name="T10">3</text:span></text:p>
          </table:table-cell>
          <table:table-cell table:style-name="t2.B7" office:value-type="string">
            <text:p text:style-name="P13">$2-do<text:span text:style-name="T10">3</text:span></text:p>
          </table:table-cell>
          <table:table-cell table:style-name="t2.I7" office:value-type="string">
            <text:p text:style-name="P20">±<text:span text:style-name="T10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2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2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2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2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2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0">3</text:span></text:p>
          </table:table-cell>
          <table:table-cell table:style-name="s2.B4" office:value-type="string">
            <text:p text:style-name="P19"><text:s text:c="2"/>$2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2.B4" office:value-type="string">
            <text:p text:style-name="P13">$2-d_dev<text:span text:style-name="T3">_</text:span><text:span text:style-name="T10">3</text:span></text:p>
          </table:table-cell>
          <table:table-cell table:style-name="s2.B4" office:value-type="string">
            <text:p text:style-name="P13">$2-dose<text:span text:style-name="T3">_</text:span><text:span text:style-name="T10">3</text:span></text:p>
          </table:table-cell>
          <table:table-cell table:style-name="s2.B4" office:value-type="string">
            <text:p text:style-name="P13">$2-d_res<text:span text:style-name="T3">_</text:span><text:span text:style-name="T10">3</text:span></text:p>
          </table:table-cell>
          <table:table-cell table:style-name="s2.B4" office:value-type="string">
            <text:p text:style-name="P13">$2-o_pog<text:span text:style-name="T3">_</text:span><text:span text:style-name="T10">3</text:span></text:p>
          </table:table-cell>
          <table:table-cell table:style-name="s2.B4" office:value-type="string">
            <text:p text:style-name="P13">$2-d_gran<text:span text:style-name="T3">_</text:span><text:span text:style-name="T10">3</text:span></text:p>
          </table:table-cell>
          <table:table-cell table:style-name="s2.I4" office:value-type="string">
            <text:p text:style-name="P12">±<text:span text:style-name="T3">15</text:span></text:p>
          </table:table-cell>
        </table:table-row>
        <table:table-row>
          <table:table-cell table:style-name="s2.A4" office:value-type="string">
            <text:p text:style-name="P12">4.0 мЗв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0">15</text:span></text:p>
          </table:table-cell>
        </table:table-row>
        <table:table-row>
          <table:table-cell table:style-name="s2.A6" office:value-type="string">
            <text:p text:style-name="P12">4.0 <text:span text:style-name="T10">мкЗв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6">360c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0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7"/>зав. №</text:span><text:span text:style-name="T7"> </text:span><text:span text:style-name="T6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3">Показания прибора</text:p>
          </table:table-cell>
          <table:table-cell table:style-name="t3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3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3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3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3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3.A3" office:value-type="string">
            <text:p text:style-name="P29">Фон</text:p>
          </table:table-cell>
          <table:table-cell table:style-name="t3.B3" office:value-type="string">
            <text:p text:style-name="P30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0">$3-bg0</text:p>
              <text:p text:style-name="P30">$3-bg1</text:p>
              <text:p text:style-name="P30">$3-bg2</text:p>
              <text:p text:style-name="P30">$3-bg3</text:p>
              <text:p text:style-name="P30">$3-bg4</text:p>
              <text:p text:style-name="P30">$3-bg5</text:p>
              <text:p text:style-name="P30">$3-bg6</text:p>
              <text:p text:style-name="P30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0">$3-m00</text:p>
              <text:p text:style-name="P30">$3-m01</text:p>
              <text:p text:style-name="P30">$3-m02</text:p>
              <text:p text:style-name="P30">$3-m03</text:p>
              <text:p text:style-name="P30">$3-m04</text:p>
              <text:p text:style-name="P30">$3-m05</text:p>
              <text:p text:style-name="P30">$3-m06</text:p>
              <text:p text:style-name="P30">$3-m07</text:p>
              <text:p text:style-name="P30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0">30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4">$3-m10</text:p>
              <text:p text:style-name="P30">$3-m11</text:p>
              <text:p text:style-name="P30">$3-m12</text:p>
              <text:p text:style-name="P30">$3-m13</text:p>
              <text:p text:style-name="P30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0">15</text:span></text:p>
          </table:table-cell>
        </table:table-row>
        <table:table-row>
          <table:table-cell table:style-name="t3.A3" office:value-type="string">
            <text:p text:style-name="P12">800<text:span text:style-name="T10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4">$3-m20</text:p>
              <text:p text:style-name="P30">$3-m21</text:p>
              <text:p text:style-name="P30">$3-m22</text:p>
              <text:p text:style-name="P30">$3-m23</text:p>
              <text:p text:style-name="P30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0">15</text:span></text:p>
          </table:table-cell>
        </table:table-row>
        <table:table-row>
          <table:table-cell table:style-name="t3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3.B7" office:value-type="string">
            <text:p text:style-name="P13">$3-n<text:span text:style-name="T10">3</text:span></text:p>
          </table:table-cell>
          <table:table-cell table:style-name="t3.B7" office:value-type="string">
            <text:p text:style-name="P13">$3-d<text:span text:style-name="T10">3</text:span></text:p>
          </table:table-cell>
          <table:table-cell table:style-name="t3.D7" office:value-type="string">
            <text:section text:style-name="Sect1" text:name="Раздел15">
              <text:p text:style-name="P4">$3-<text:span text:style-name="T10">m30</text:span></text:p>
              <text:p text:style-name="P30">$3-<text:span text:style-name="T10">m31</text:span></text:p>
              <text:p text:style-name="P30">$3-<text:span text:style-name="T10">m32</text:span></text:p>
              <text:p text:style-name="P30">$3-<text:span text:style-name="T10">m33</text:span></text:p>
              <text:p text:style-name="P30">$3-<text:span text:style-name="T10">m34</text:span></text:p>
            </text:section>
          </table:table-cell>
          <table:table-cell table:style-name="t3.B7" office:value-type="string">
            <text:p text:style-name="P13">$3-av<text:span text:style-name="T10">3</text:span></text:p>
          </table:table-cell>
          <table:table-cell table:style-name="t3.B7" office:value-type="string">
            <text:p text:style-name="P13">$3-o<text:span text:style-name="T10">3</text:span></text:p>
          </table:table-cell>
          <table:table-cell table:style-name="t3.B7" office:value-type="string">
            <text:p text:style-name="P13">$3-q<text:span text:style-name="T10">3</text:span></text:p>
          </table:table-cell>
          <table:table-cell table:style-name="t3.B7" office:value-type="string">
            <text:p text:style-name="P13">$3-do<text:span text:style-name="T10">3</text:span></text:p>
          </table:table-cell>
          <table:table-cell table:style-name="t3.I7" office:value-type="string">
            <text:p text:style-name="P20">±<text:span text:style-name="T10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3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3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3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3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3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0">3</text:span></text:p>
          </table:table-cell>
          <table:table-cell table:style-name="s3.B4" office:value-type="string">
            <text:p text:style-name="P19"><text:s text:c="2"/>$3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3.B4" office:value-type="string">
            <text:p text:style-name="P13">$3-d_dev<text:span text:style-name="T3">_</text:span><text:span text:style-name="T10">3</text:span></text:p>
          </table:table-cell>
          <table:table-cell table:style-name="s3.B4" office:value-type="string">
            <text:p text:style-name="P13">$3-dose<text:span text:style-name="T3">_</text:span><text:span text:style-name="T10">3</text:span></text:p>
          </table:table-cell>
          <table:table-cell table:style-name="s3.B4" office:value-type="string">
            <text:p text:style-name="P13">$3-d_res<text:span text:style-name="T3">_</text:span><text:span text:style-name="T10">3</text:span></text:p>
          </table:table-cell>
          <table:table-cell table:style-name="s3.B4" office:value-type="string">
            <text:p text:style-name="P13">$3-o_pog<text:span text:style-name="T3">_</text:span><text:span text:style-name="T10">3</text:span></text:p>
          </table:table-cell>
          <table:table-cell table:style-name="s3.B4" office:value-type="string">
            <text:p text:style-name="P13">$3-d_gran<text:span text:style-name="T3">_</text:span><text:span text:style-name="T10">3</text:span></text:p>
          </table:table-cell>
          <table:table-cell table:style-name="s3.I4" office:value-type="string">
            <text:p text:style-name="P12">±<text:span text:style-name="T3">15</text:span></text:p>
          </table:table-cell>
        </table:table-row>
        <table:table-row>
          <table:table-cell table:style-name="s3.A4" office:value-type="string">
            <text:p text:style-name="P12">4.0 мЗв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0">15</text:span></text:p>
          </table:table-cell>
        </table:table-row>
        <table:table-row>
          <table:table-cell table:style-name="s3.A6" office:value-type="string">
            <text:p text:style-name="P12">4.0 <text:span text:style-name="T10">мкЗв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6">360c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0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7"/>зав. №</text:span><text:span text:style-name="T7"> </text:span><text:span text:style-name="T6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3">Показания прибора</text:p>
          </table:table-cell>
          <table:table-cell table:style-name="t4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4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4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4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4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4.A3" office:value-type="string">
            <text:p text:style-name="P29">Фон</text:p>
          </table:table-cell>
          <table:table-cell table:style-name="t4.B3" office:value-type="string">
            <text:p text:style-name="P30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0">$4-bg0</text:p>
              <text:p text:style-name="P30">$4-bg1</text:p>
              <text:p text:style-name="P30">$4-bg2</text:p>
              <text:p text:style-name="P30">$4-bg3</text:p>
              <text:p text:style-name="P30">$4-bg4</text:p>
              <text:p text:style-name="P30">$4-bg5</text:p>
              <text:p text:style-name="P30">$4-bg6</text:p>
              <text:p text:style-name="P30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0">$4-m00</text:p>
              <text:p text:style-name="P30">$4-m01</text:p>
              <text:p text:style-name="P30">$4-m02</text:p>
              <text:p text:style-name="P30">$4-m03</text:p>
              <text:p text:style-name="P30">$4-m04</text:p>
              <text:p text:style-name="P30">$4-m05</text:p>
              <text:p text:style-name="P30">$4-m06</text:p>
              <text:p text:style-name="P30">$4-m07</text:p>
              <text:p text:style-name="P30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0">30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4">$4-m10</text:p>
              <text:p text:style-name="P30">$4-m11</text:p>
              <text:p text:style-name="P30">$4-m12</text:p>
              <text:p text:style-name="P30">$4-m13</text:p>
              <text:p text:style-name="P30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0">15</text:span></text:p>
          </table:table-cell>
        </table:table-row>
        <table:table-row>
          <table:table-cell table:style-name="t4.A3" office:value-type="string">
            <text:p text:style-name="P12">800<text:span text:style-name="T10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4">$4-m20</text:p>
              <text:p text:style-name="P30">$4-m21</text:p>
              <text:p text:style-name="P30">$4-m22</text:p>
              <text:p text:style-name="P30">$4-m23</text:p>
              <text:p text:style-name="P30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0">15</text:span></text:p>
          </table:table-cell>
        </table:table-row>
        <table:table-row>
          <table:table-cell table:style-name="t4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4.B7" office:value-type="string">
            <text:p text:style-name="P13">$4-n<text:span text:style-name="T10">3</text:span></text:p>
          </table:table-cell>
          <table:table-cell table:style-name="t4.B7" office:value-type="string">
            <text:p text:style-name="P13">$4-d<text:span text:style-name="T10">3</text:span></text:p>
          </table:table-cell>
          <table:table-cell table:style-name="t4.D7" office:value-type="string">
            <text:section text:style-name="Sect1" text:name="Раздел20">
              <text:p text:style-name="P4">$4-<text:span text:style-name="T10">m30</text:span></text:p>
              <text:p text:style-name="P30">$4-<text:span text:style-name="T10">m31</text:span></text:p>
              <text:p text:style-name="P30">$4-<text:span text:style-name="T10">m32</text:span></text:p>
              <text:p text:style-name="P30">$4-<text:span text:style-name="T10">m33</text:span></text:p>
              <text:p text:style-name="P30">$4-<text:span text:style-name="T10">m34</text:span></text:p>
            </text:section>
          </table:table-cell>
          <table:table-cell table:style-name="t4.B7" office:value-type="string">
            <text:p text:style-name="P13">$4-av<text:span text:style-name="T10">3</text:span></text:p>
          </table:table-cell>
          <table:table-cell table:style-name="t4.B7" office:value-type="string">
            <text:p text:style-name="P13">$4-o<text:span text:style-name="T10">3</text:span></text:p>
          </table:table-cell>
          <table:table-cell table:style-name="t4.B7" office:value-type="string">
            <text:p text:style-name="P13">$4-q<text:span text:style-name="T10">3</text:span></text:p>
          </table:table-cell>
          <table:table-cell table:style-name="t4.B7" office:value-type="string">
            <text:p text:style-name="P13">$4-do<text:span text:style-name="T10">3</text:span></text:p>
          </table:table-cell>
          <table:table-cell table:style-name="t4.I7" office:value-type="string">
            <text:p text:style-name="P20">±<text:span text:style-name="T10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4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4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4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4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4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0">3</text:span></text:p>
          </table:table-cell>
          <table:table-cell table:style-name="s4.B4" office:value-type="string">
            <text:p text:style-name="P19"><text:s text:c="2"/>$4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4.B4" office:value-type="string">
            <text:p text:style-name="P13">$4-d_dev<text:span text:style-name="T3">_</text:span><text:span text:style-name="T10">3</text:span></text:p>
          </table:table-cell>
          <table:table-cell table:style-name="s4.B4" office:value-type="string">
            <text:p text:style-name="P13">$4-dose<text:span text:style-name="T3">_</text:span><text:span text:style-name="T10">3</text:span></text:p>
          </table:table-cell>
          <table:table-cell table:style-name="s4.B4" office:value-type="string">
            <text:p text:style-name="P13">$4-d_res<text:span text:style-name="T3">_</text:span><text:span text:style-name="T10">3</text:span></text:p>
          </table:table-cell>
          <table:table-cell table:style-name="s4.B4" office:value-type="string">
            <text:p text:style-name="P13">$4-o_pog<text:span text:style-name="T3">_</text:span><text:span text:style-name="T10">3</text:span></text:p>
          </table:table-cell>
          <table:table-cell table:style-name="s4.B4" office:value-type="string">
            <text:p text:style-name="P13">$4-d_gran<text:span text:style-name="T3">_</text:span><text:span text:style-name="T10">3</text:span></text:p>
          </table:table-cell>
          <table:table-cell table:style-name="s4.I4" office:value-type="string">
            <text:p text:style-name="P12">±<text:span text:style-name="T3">15</text:span></text:p>
          </table:table-cell>
        </table:table-row>
        <table:table-row>
          <table:table-cell table:style-name="s4.A4" office:value-type="string">
            <text:p text:style-name="P12">4.0 мЗв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0">15</text:span></text:p>
          </table:table-cell>
        </table:table-row>
        <table:table-row>
          <table:table-cell table:style-name="s4.A6" office:value-type="string">
            <text:p text:style-name="P12">4.0 <text:span text:style-name="T10">мкЗв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6">360c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0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3">Показания прибора</text:p>
          </table:table-cell>
          <table:table-cell table:style-name="t5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5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5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5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5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5.A3" office:value-type="string">
            <text:p text:style-name="P29">Фон</text:p>
          </table:table-cell>
          <table:table-cell table:style-name="t5.B3" office:value-type="string">
            <text:p text:style-name="P30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0">$5-bg0</text:p>
              <text:p text:style-name="P30">$5-bg1</text:p>
              <text:p text:style-name="P30">$5-bg2</text:p>
              <text:p text:style-name="P30">$5-bg3</text:p>
              <text:p text:style-name="P30">$5-bg4</text:p>
              <text:p text:style-name="P30">$5-bg5</text:p>
              <text:p text:style-name="P30">$5-bg6</text:p>
              <text:p text:style-name="P30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0">$5-m00</text:p>
              <text:p text:style-name="P30">$5-m01</text:p>
              <text:p text:style-name="P30">$5-m02</text:p>
              <text:p text:style-name="P30">$5-m03</text:p>
              <text:p text:style-name="P30">$5-m04</text:p>
              <text:p text:style-name="P30">$5-m05</text:p>
              <text:p text:style-name="P30">$5-m06</text:p>
              <text:p text:style-name="P30">$5-m07</text:p>
              <text:p text:style-name="P30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0">30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4">$5-m10</text:p>
              <text:p text:style-name="P30">$5-m11</text:p>
              <text:p text:style-name="P30">$5-m12</text:p>
              <text:p text:style-name="P30">$5-m13</text:p>
              <text:p text:style-name="P30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0">15</text:span></text:p>
          </table:table-cell>
        </table:table-row>
        <table:table-row>
          <table:table-cell table:style-name="t5.A3" office:value-type="string">
            <text:p text:style-name="P12">800<text:span text:style-name="T10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4">$5-m20</text:p>
              <text:p text:style-name="P30">$5-m21</text:p>
              <text:p text:style-name="P30">$5-m22</text:p>
              <text:p text:style-name="P30">$5-m23</text:p>
              <text:p text:style-name="P30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0">15</text:span></text:p>
          </table:table-cell>
        </table:table-row>
        <table:table-row>
          <table:table-cell table:style-name="t5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5.B7" office:value-type="string">
            <text:p text:style-name="P13">$5-n<text:span text:style-name="T10">3</text:span></text:p>
          </table:table-cell>
          <table:table-cell table:style-name="t5.B7" office:value-type="string">
            <text:p text:style-name="P13">$5-d<text:span text:style-name="T10">3</text:span></text:p>
          </table:table-cell>
          <table:table-cell table:style-name="t5.D7" office:value-type="string">
            <text:section text:style-name="Sect1" text:name="Раздел25">
              <text:p text:style-name="P4">$5-<text:span text:style-name="T10">m30</text:span></text:p>
              <text:p text:style-name="P30">$5-<text:span text:style-name="T10">m31</text:span></text:p>
              <text:p text:style-name="P30">$5-<text:span text:style-name="T10">m32</text:span></text:p>
              <text:p text:style-name="P30">$5-<text:span text:style-name="T10">m33</text:span></text:p>
              <text:p text:style-name="P30">$5-<text:span text:style-name="T10">m34</text:span></text:p>
            </text:section>
          </table:table-cell>
          <table:table-cell table:style-name="t5.B7" office:value-type="string">
            <text:p text:style-name="P13">$5-av<text:span text:style-name="T10">3</text:span></text:p>
          </table:table-cell>
          <table:table-cell table:style-name="t5.B7" office:value-type="string">
            <text:p text:style-name="P13">$5-o<text:span text:style-name="T10">3</text:span></text:p>
          </table:table-cell>
          <table:table-cell table:style-name="t5.B7" office:value-type="string">
            <text:p text:style-name="P13">$5-q<text:span text:style-name="T10">3</text:span></text:p>
          </table:table-cell>
          <table:table-cell table:style-name="t5.B7" office:value-type="string">
            <text:p text:style-name="P13">$5-do<text:span text:style-name="T10">3</text:span></text:p>
          </table:table-cell>
          <table:table-cell table:style-name="t5.I7" office:value-type="string">
            <text:p text:style-name="P20">±<text:span text:style-name="T10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5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5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5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5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5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0">3</text:span></text:p>
          </table:table-cell>
          <table:table-cell table:style-name="s5.B4" office:value-type="string">
            <text:p text:style-name="P19"><text:s text:c="2"/>$5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5.B4" office:value-type="string">
            <text:p text:style-name="P13">$5-d_dev<text:span text:style-name="T3">_</text:span><text:span text:style-name="T10">3</text:span></text:p>
          </table:table-cell>
          <table:table-cell table:style-name="s5.B4" office:value-type="string">
            <text:p text:style-name="P13">$5-dose<text:span text:style-name="T3">_</text:span><text:span text:style-name="T10">3</text:span></text:p>
          </table:table-cell>
          <table:table-cell table:style-name="s5.B4" office:value-type="string">
            <text:p text:style-name="P13">$5-d_res<text:span text:style-name="T3">_</text:span><text:span text:style-name="T10">3</text:span></text:p>
          </table:table-cell>
          <table:table-cell table:style-name="s5.B4" office:value-type="string">
            <text:p text:style-name="P13">$5-o_pog<text:span text:style-name="T3">_</text:span><text:span text:style-name="T10">3</text:span></text:p>
          </table:table-cell>
          <table:table-cell table:style-name="s5.B4" office:value-type="string">
            <text:p text:style-name="P13">$5-d_gran<text:span text:style-name="T3">_</text:span><text:span text:style-name="T10">3</text:span></text:p>
          </table:table-cell>
          <table:table-cell table:style-name="s5.I4" office:value-type="string">
            <text:p text:style-name="P12">±<text:span text:style-name="T3">15</text:span></text:p>
          </table:table-cell>
        </table:table-row>
        <table:table-row>
          <table:table-cell table:style-name="s5.A4" office:value-type="string">
            <text:p text:style-name="P12">4.0 мЗв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0">15</text:span></text:p>
          </table:table-cell>
        </table:table-row>
        <table:table-row>
          <table:table-cell table:style-name="s5.A6" office:value-type="string">
            <text:p text:style-name="P12">4.0 <text:span text:style-name="T10">мкЗв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6">360c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0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3">Показания прибора</text:p>
          </table:table-cell>
          <table:table-cell table:style-name="t6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6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6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6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6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6.A3" office:value-type="string">
            <text:p text:style-name="P29">Фон</text:p>
          </table:table-cell>
          <table:table-cell table:style-name="t6.B3" office:value-type="string">
            <text:p text:style-name="P30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0">$6-bg0</text:p>
              <text:p text:style-name="P30">$6-bg1</text:p>
              <text:p text:style-name="P30">$6-bg2</text:p>
              <text:p text:style-name="P30">$6-bg3</text:p>
              <text:p text:style-name="P30">$6-bg4</text:p>
              <text:p text:style-name="P30">$6-bg5</text:p>
              <text:p text:style-name="P30">$6-bg6</text:p>
              <text:p text:style-name="P30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0">$6-m00</text:p>
              <text:p text:style-name="P30">$6-m01</text:p>
              <text:p text:style-name="P30">$6-m02</text:p>
              <text:p text:style-name="P30">$6-m03</text:p>
              <text:p text:style-name="P30">$6-m04</text:p>
              <text:p text:style-name="P30">$6-m05</text:p>
              <text:p text:style-name="P30">$6-m06</text:p>
              <text:p text:style-name="P30">$6-m07</text:p>
              <text:p text:style-name="P30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0">30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4">$6-m10</text:p>
              <text:p text:style-name="P30">$6-m11</text:p>
              <text:p text:style-name="P30">$6-m12</text:p>
              <text:p text:style-name="P30">$6-m13</text:p>
              <text:p text:style-name="P30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0">15</text:span></text:p>
          </table:table-cell>
        </table:table-row>
        <table:table-row>
          <table:table-cell table:style-name="t6.A3" office:value-type="string">
            <text:p text:style-name="P12">800<text:span text:style-name="T10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4">$6-m20</text:p>
              <text:p text:style-name="P30">$6-m21</text:p>
              <text:p text:style-name="P30">$6-m22</text:p>
              <text:p text:style-name="P30">$6-m23</text:p>
              <text:p text:style-name="P30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0">15</text:span></text:p>
          </table:table-cell>
        </table:table-row>
        <table:table-row>
          <table:table-cell table:style-name="t6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6.B7" office:value-type="string">
            <text:p text:style-name="P13">$6-n<text:span text:style-name="T10">3</text:span></text:p>
          </table:table-cell>
          <table:table-cell table:style-name="t6.B7" office:value-type="string">
            <text:p text:style-name="P13">$6-d<text:span text:style-name="T10">3</text:span></text:p>
          </table:table-cell>
          <table:table-cell table:style-name="t6.D7" office:value-type="string">
            <text:section text:style-name="Sect1" text:name="Раздел30">
              <text:p text:style-name="P4">$6-<text:span text:style-name="T10">m30</text:span></text:p>
              <text:p text:style-name="P30">$6-<text:span text:style-name="T10">m31</text:span></text:p>
              <text:p text:style-name="P30">$6-<text:span text:style-name="T10">m32</text:span></text:p>
              <text:p text:style-name="P30">$6-<text:span text:style-name="T10">m33</text:span></text:p>
              <text:p text:style-name="P30">$6-<text:span text:style-name="T10">m34</text:span></text:p>
            </text:section>
          </table:table-cell>
          <table:table-cell table:style-name="t6.B7" office:value-type="string">
            <text:p text:style-name="P13">$6-av<text:span text:style-name="T10">3</text:span></text:p>
          </table:table-cell>
          <table:table-cell table:style-name="t6.B7" office:value-type="string">
            <text:p text:style-name="P13">$6-o<text:span text:style-name="T10">3</text:span></text:p>
          </table:table-cell>
          <table:table-cell table:style-name="t6.B7" office:value-type="string">
            <text:p text:style-name="P13">$6-q<text:span text:style-name="T10">3</text:span></text:p>
          </table:table-cell>
          <table:table-cell table:style-name="t6.B7" office:value-type="string">
            <text:p text:style-name="P13">$6-do<text:span text:style-name="T10">3</text:span></text:p>
          </table:table-cell>
          <table:table-cell table:style-name="t6.I7" office:value-type="string">
            <text:p text:style-name="P20">±<text:span text:style-name="T10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6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6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6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6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6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0">3</text:span></text:p>
          </table:table-cell>
          <table:table-cell table:style-name="s6.B4" office:value-type="string">
            <text:p text:style-name="P19"><text:s text:c="2"/>$6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6.B4" office:value-type="string">
            <text:p text:style-name="P13">$6-d_dev<text:span text:style-name="T3">_</text:span><text:span text:style-name="T10">3</text:span></text:p>
          </table:table-cell>
          <table:table-cell table:style-name="s6.B4" office:value-type="string">
            <text:p text:style-name="P13">$6-dose<text:span text:style-name="T3">_</text:span><text:span text:style-name="T10">3</text:span></text:p>
          </table:table-cell>
          <table:table-cell table:style-name="s6.B4" office:value-type="string">
            <text:p text:style-name="P13">$6-d_res<text:span text:style-name="T3">_</text:span><text:span text:style-name="T10">3</text:span></text:p>
          </table:table-cell>
          <table:table-cell table:style-name="s6.B4" office:value-type="string">
            <text:p text:style-name="P13">$6-o_pog<text:span text:style-name="T3">_</text:span><text:span text:style-name="T10">3</text:span></text:p>
          </table:table-cell>
          <table:table-cell table:style-name="s6.B4" office:value-type="string">
            <text:p text:style-name="P13">$6-d_gran<text:span text:style-name="T3">_</text:span><text:span text:style-name="T10">3</text:span></text:p>
          </table:table-cell>
          <table:table-cell table:style-name="s6.I4" office:value-type="string">
            <text:p text:style-name="P12">±<text:span text:style-name="T3">15</text:span></text:p>
          </table:table-cell>
        </table:table-row>
        <table:table-row>
          <table:table-cell table:style-name="s6.A4" office:value-type="string">
            <text:p text:style-name="P12">4.0 мЗв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0">15</text:span></text:p>
          </table:table-cell>
        </table:table-row>
        <table:table-row>
          <table:table-cell table:style-name="s6.A6" office:value-type="string">
            <text:p text:style-name="P12">4.0 <text:span text:style-name="T10">мкЗв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6">360c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0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3">Показания прибора</text:p>
          </table:table-cell>
          <table:table-cell table:style-name="t7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7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7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7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7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7.A3" office:value-type="string">
            <text:p text:style-name="P29">Фон</text:p>
          </table:table-cell>
          <table:table-cell table:style-name="t7.B3" office:value-type="string">
            <text:p text:style-name="P30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0">$7-bg0</text:p>
              <text:p text:style-name="P30">$7-bg1</text:p>
              <text:p text:style-name="P30">$7-bg2</text:p>
              <text:p text:style-name="P30">$7-bg3</text:p>
              <text:p text:style-name="P30">$7-bg4</text:p>
              <text:p text:style-name="P30">$7-bg5</text:p>
              <text:p text:style-name="P30">$7-bg6</text:p>
              <text:p text:style-name="P30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0">$7-m00</text:p>
              <text:p text:style-name="P30">$7-m01</text:p>
              <text:p text:style-name="P30">$7-m02</text:p>
              <text:p text:style-name="P30">$7-m03</text:p>
              <text:p text:style-name="P30">$7-m04</text:p>
              <text:p text:style-name="P30">$7-m05</text:p>
              <text:p text:style-name="P30">$7-m06</text:p>
              <text:p text:style-name="P30">$7-m07</text:p>
              <text:p text:style-name="P30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0">30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4">$7-m10</text:p>
              <text:p text:style-name="P30">$7-m11</text:p>
              <text:p text:style-name="P30">$7-m12</text:p>
              <text:p text:style-name="P30">$7-m13</text:p>
              <text:p text:style-name="P30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0">15</text:span></text:p>
          </table:table-cell>
        </table:table-row>
        <table:table-row>
          <table:table-cell table:style-name="t7.A3" office:value-type="string">
            <text:p text:style-name="P12">800<text:span text:style-name="T10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4">$7-m20</text:p>
              <text:p text:style-name="P30">$7-m21</text:p>
              <text:p text:style-name="P30">$7-m22</text:p>
              <text:p text:style-name="P30">$7-m23</text:p>
              <text:p text:style-name="P30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0">15</text:span></text:p>
          </table:table-cell>
        </table:table-row>
        <table:table-row>
          <table:table-cell table:style-name="t7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7.B7" office:value-type="string">
            <text:p text:style-name="P13">$7-n<text:span text:style-name="T10">3</text:span></text:p>
          </table:table-cell>
          <table:table-cell table:style-name="t7.B7" office:value-type="string">
            <text:p text:style-name="P13">$7-d<text:span text:style-name="T10">3</text:span></text:p>
          </table:table-cell>
          <table:table-cell table:style-name="t7.D7" office:value-type="string">
            <text:section text:style-name="Sect1" text:name="Раздел35">
              <text:p text:style-name="P4">$7-<text:span text:style-name="T10">m30</text:span></text:p>
              <text:p text:style-name="P30">$7-<text:span text:style-name="T10">m31</text:span></text:p>
              <text:p text:style-name="P30">$7-<text:span text:style-name="T10">m32</text:span></text:p>
              <text:p text:style-name="P30">$7-<text:span text:style-name="T10">m33</text:span></text:p>
              <text:p text:style-name="P30">$7-<text:span text:style-name="T10">m34</text:span></text:p>
            </text:section>
          </table:table-cell>
          <table:table-cell table:style-name="t7.B7" office:value-type="string">
            <text:p text:style-name="P13">$7-av<text:span text:style-name="T10">3</text:span></text:p>
          </table:table-cell>
          <table:table-cell table:style-name="t7.B7" office:value-type="string">
            <text:p text:style-name="P13">$7-o<text:span text:style-name="T10">3</text:span></text:p>
          </table:table-cell>
          <table:table-cell table:style-name="t7.B7" office:value-type="string">
            <text:p text:style-name="P13">$7-q<text:span text:style-name="T10">3</text:span></text:p>
          </table:table-cell>
          <table:table-cell table:style-name="t7.B7" office:value-type="string">
            <text:p text:style-name="P13">$7-do<text:span text:style-name="T10">3</text:span></text:p>
          </table:table-cell>
          <table:table-cell table:style-name="t7.I7" office:value-type="string">
            <text:p text:style-name="P20">±<text:span text:style-name="T10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7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7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7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7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7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0">3</text:span></text:p>
          </table:table-cell>
          <table:table-cell table:style-name="s7.B4" office:value-type="string">
            <text:p text:style-name="P19"><text:s text:c="2"/>$7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7.B4" office:value-type="string">
            <text:p text:style-name="P13">$7-d_dev<text:span text:style-name="T3">_</text:span><text:span text:style-name="T10">3</text:span></text:p>
          </table:table-cell>
          <table:table-cell table:style-name="s7.B4" office:value-type="string">
            <text:p text:style-name="P13">$7-dose<text:span text:style-name="T3">_</text:span><text:span text:style-name="T10">3</text:span></text:p>
          </table:table-cell>
          <table:table-cell table:style-name="s7.B4" office:value-type="string">
            <text:p text:style-name="P13">$7-d_res<text:span text:style-name="T3">_</text:span><text:span text:style-name="T10">3</text:span></text:p>
          </table:table-cell>
          <table:table-cell table:style-name="s7.B4" office:value-type="string">
            <text:p text:style-name="P13">$7-o_pog<text:span text:style-name="T3">_</text:span><text:span text:style-name="T10">3</text:span></text:p>
          </table:table-cell>
          <table:table-cell table:style-name="s7.B4" office:value-type="string">
            <text:p text:style-name="P13">$7-d_gran<text:span text:style-name="T3">_</text:span><text:span text:style-name="T10">3</text:span></text:p>
          </table:table-cell>
          <table:table-cell table:style-name="s7.I4" office:value-type="string">
            <text:p text:style-name="P12">±<text:span text:style-name="T3">15</text:span></text:p>
          </table:table-cell>
        </table:table-row>
        <table:table-row>
          <table:table-cell table:style-name="s7.A4" office:value-type="string">
            <text:p text:style-name="P12">4.0 мЗв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0">15</text:span></text:p>
          </table:table-cell>
        </table:table-row>
        <table:table-row>
          <table:table-cell table:style-name="s7.A6" office:value-type="string">
            <text:p text:style-name="P12">4.0 <text:span text:style-name="T10">мкЗв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6">360c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0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3">Показания прибора</text:p>
          </table:table-cell>
          <table:table-cell table:style-name="t8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8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8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8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8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8.A3" office:value-type="string">
            <text:p text:style-name="P29">Фон</text:p>
          </table:table-cell>
          <table:table-cell table:style-name="t8.B3" office:value-type="string">
            <text:p text:style-name="P30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0">$8-bg0</text:p>
              <text:p text:style-name="P30">$8-bg1</text:p>
              <text:p text:style-name="P30">$8-bg2</text:p>
              <text:p text:style-name="P30">$8-bg3</text:p>
              <text:p text:style-name="P30">$8-bg4</text:p>
              <text:p text:style-name="P30">$8-bg5</text:p>
              <text:p text:style-name="P30">$8-bg6</text:p>
              <text:p text:style-name="P30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0">$8-m00</text:p>
              <text:p text:style-name="P30">$8-m01</text:p>
              <text:p text:style-name="P30">$8-m02</text:p>
              <text:p text:style-name="P30">$8-m03</text:p>
              <text:p text:style-name="P30">$8-m04</text:p>
              <text:p text:style-name="P30">$8-m05</text:p>
              <text:p text:style-name="P30">$8-m06</text:p>
              <text:p text:style-name="P30">$8-m07</text:p>
              <text:p text:style-name="P30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0">30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4">$8-m10</text:p>
              <text:p text:style-name="P30">$8-m11</text:p>
              <text:p text:style-name="P30">$8-m12</text:p>
              <text:p text:style-name="P30">$8-m13</text:p>
              <text:p text:style-name="P30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0">15</text:span></text:p>
          </table:table-cell>
        </table:table-row>
        <table:table-row>
          <table:table-cell table:style-name="t8.A3" office:value-type="string">
            <text:p text:style-name="P12">800<text:span text:style-name="T10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4">$8-m20</text:p>
              <text:p text:style-name="P30">$8-m21</text:p>
              <text:p text:style-name="P30">$8-m22</text:p>
              <text:p text:style-name="P30">$8-m23</text:p>
              <text:p text:style-name="P30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0">15</text:span></text:p>
          </table:table-cell>
        </table:table-row>
        <table:table-row>
          <table:table-cell table:style-name="t8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8.B7" office:value-type="string">
            <text:p text:style-name="P13">$8-n<text:span text:style-name="T10">3</text:span></text:p>
          </table:table-cell>
          <table:table-cell table:style-name="t8.B7" office:value-type="string">
            <text:p text:style-name="P13">$8-d<text:span text:style-name="T10">3</text:span></text:p>
          </table:table-cell>
          <table:table-cell table:style-name="t8.D7" office:value-type="string">
            <text:section text:style-name="Sect1" text:name="Раздел40">
              <text:p text:style-name="P4">$8-<text:span text:style-name="T10">m30</text:span></text:p>
              <text:p text:style-name="P30">$8-<text:span text:style-name="T10">m31</text:span></text:p>
              <text:p text:style-name="P30">$8-<text:span text:style-name="T10">m32</text:span></text:p>
              <text:p text:style-name="P30">$8-<text:span text:style-name="T10">m33</text:span></text:p>
              <text:p text:style-name="P30">$8-<text:span text:style-name="T10">m34</text:span></text:p>
            </text:section>
          </table:table-cell>
          <table:table-cell table:style-name="t8.B7" office:value-type="string">
            <text:p text:style-name="P13">$8-av<text:span text:style-name="T10">3</text:span></text:p>
          </table:table-cell>
          <table:table-cell table:style-name="t8.B7" office:value-type="string">
            <text:p text:style-name="P13">$8-o<text:span text:style-name="T10">3</text:span></text:p>
          </table:table-cell>
          <table:table-cell table:style-name="t8.B7" office:value-type="string">
            <text:p text:style-name="P13">$8-q<text:span text:style-name="T10">3</text:span></text:p>
          </table:table-cell>
          <table:table-cell table:style-name="t8.B7" office:value-type="string">
            <text:p text:style-name="P13">$8-do<text:span text:style-name="T10">3</text:span></text:p>
          </table:table-cell>
          <table:table-cell table:style-name="t8.I7" office:value-type="string">
            <text:p text:style-name="P20">±<text:span text:style-name="T10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8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8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8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8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8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0">3</text:span></text:p>
          </table:table-cell>
          <table:table-cell table:style-name="s8.B4" office:value-type="string">
            <text:p text:style-name="P19"><text:s text:c="2"/>$8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8.B4" office:value-type="string">
            <text:p text:style-name="P13">$8-d_dev<text:span text:style-name="T3">_</text:span><text:span text:style-name="T10">3</text:span></text:p>
          </table:table-cell>
          <table:table-cell table:style-name="s8.B4" office:value-type="string">
            <text:p text:style-name="P13">$8-dose<text:span text:style-name="T3">_</text:span><text:span text:style-name="T10">3</text:span></text:p>
          </table:table-cell>
          <table:table-cell table:style-name="s8.B4" office:value-type="string">
            <text:p text:style-name="P13">$8-d_res<text:span text:style-name="T3">_</text:span><text:span text:style-name="T10">3</text:span></text:p>
          </table:table-cell>
          <table:table-cell table:style-name="s8.B4" office:value-type="string">
            <text:p text:style-name="P13">$8-o_pog<text:span text:style-name="T3">_</text:span><text:span text:style-name="T10">3</text:span></text:p>
          </table:table-cell>
          <table:table-cell table:style-name="s8.B4" office:value-type="string">
            <text:p text:style-name="P13">$8-d_gran<text:span text:style-name="T3">_</text:span><text:span text:style-name="T10">3</text:span></text:p>
          </table:table-cell>
          <table:table-cell table:style-name="s8.I4" office:value-type="string">
            <text:p text:style-name="P12">±<text:span text:style-name="T3">15</text:span></text:p>
          </table:table-cell>
        </table:table-row>
        <table:table-row>
          <table:table-cell table:style-name="s8.A4" office:value-type="string">
            <text:p text:style-name="P12">4.0 мЗв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0">15</text:span></text:p>
          </table:table-cell>
        </table:table-row>
        <table:table-row>
          <table:table-cell table:style-name="s8.A6" office:value-type="string">
            <text:p text:style-name="P12">4.0 <text:span text:style-name="T10">мкЗв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6">360c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0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3">Показания прибора</text:p>
          </table:table-cell>
          <table:table-cell table:style-name="t9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9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9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9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9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9.A3" office:value-type="string">
            <text:p text:style-name="P29">Фон</text:p>
          </table:table-cell>
          <table:table-cell table:style-name="t9.B3" office:value-type="string">
            <text:p text:style-name="P30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0">$9-bg0</text:p>
              <text:p text:style-name="P30">$9-bg1</text:p>
              <text:p text:style-name="P30">$9-bg2</text:p>
              <text:p text:style-name="P30">$9-bg3</text:p>
              <text:p text:style-name="P30">$9-bg4</text:p>
              <text:p text:style-name="P30">$9-bg5</text:p>
              <text:p text:style-name="P30">$9-bg6</text:p>
              <text:p text:style-name="P30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0">$9-m00</text:p>
              <text:p text:style-name="P30">$9-m01</text:p>
              <text:p text:style-name="P30">$9-m02</text:p>
              <text:p text:style-name="P30">$9-m03</text:p>
              <text:p text:style-name="P30">$9-m04</text:p>
              <text:p text:style-name="P30">$9-m05</text:p>
              <text:p text:style-name="P30">$9-m06</text:p>
              <text:p text:style-name="P30">$9-m07</text:p>
              <text:p text:style-name="P30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0">30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4">$9-m10</text:p>
              <text:p text:style-name="P30">$9-m11</text:p>
              <text:p text:style-name="P30">$9-m12</text:p>
              <text:p text:style-name="P30">$9-m13</text:p>
              <text:p text:style-name="P30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0">15</text:span></text:p>
          </table:table-cell>
        </table:table-row>
        <table:table-row>
          <table:table-cell table:style-name="t9.A3" office:value-type="string">
            <text:p text:style-name="P12">800<text:span text:style-name="T10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4">$9-m20</text:p>
              <text:p text:style-name="P30">$9-m21</text:p>
              <text:p text:style-name="P30">$9-m22</text:p>
              <text:p text:style-name="P30">$9-m23</text:p>
              <text:p text:style-name="P30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0">15</text:span></text:p>
          </table:table-cell>
        </table:table-row>
        <table:table-row>
          <table:table-cell table:style-name="t9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9.B7" office:value-type="string">
            <text:p text:style-name="P13">$9-n<text:span text:style-name="T10">3</text:span></text:p>
          </table:table-cell>
          <table:table-cell table:style-name="t9.B7" office:value-type="string">
            <text:p text:style-name="P13">$9-d<text:span text:style-name="T10">3</text:span></text:p>
          </table:table-cell>
          <table:table-cell table:style-name="t9.D7" office:value-type="string">
            <text:section text:style-name="Sect1" text:name="Раздел45">
              <text:p text:style-name="P4">$9-<text:span text:style-name="T10">m30</text:span></text:p>
              <text:p text:style-name="P30">$9-<text:span text:style-name="T10">m31</text:span></text:p>
              <text:p text:style-name="P30">$9-<text:span text:style-name="T10">m32</text:span></text:p>
              <text:p text:style-name="P30">$9-<text:span text:style-name="T10">m33</text:span></text:p>
              <text:p text:style-name="P30">$9-<text:span text:style-name="T10">m34</text:span></text:p>
            </text:section>
          </table:table-cell>
          <table:table-cell table:style-name="t9.B7" office:value-type="string">
            <text:p text:style-name="P13">$9-av<text:span text:style-name="T10">3</text:span></text:p>
          </table:table-cell>
          <table:table-cell table:style-name="t9.B7" office:value-type="string">
            <text:p text:style-name="P13">$9-o<text:span text:style-name="T10">3</text:span></text:p>
          </table:table-cell>
          <table:table-cell table:style-name="t9.B7" office:value-type="string">
            <text:p text:style-name="P13">$9-q<text:span text:style-name="T10">3</text:span></text:p>
          </table:table-cell>
          <table:table-cell table:style-name="t9.B7" office:value-type="string">
            <text:p text:style-name="P13">$9-do<text:span text:style-name="T10">3</text:span></text:p>
          </table:table-cell>
          <table:table-cell table:style-name="t9.I7" office:value-type="string">
            <text:p text:style-name="P20">±<text:span text:style-name="T10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9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9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9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9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9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0">3</text:span></text:p>
          </table:table-cell>
          <table:table-cell table:style-name="s9.B4" office:value-type="string">
            <text:p text:style-name="P19"><text:s text:c="2"/>$9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9.B4" office:value-type="string">
            <text:p text:style-name="P13">$9-d_dev<text:span text:style-name="T3">_</text:span><text:span text:style-name="T10">3</text:span></text:p>
          </table:table-cell>
          <table:table-cell table:style-name="s9.B4" office:value-type="string">
            <text:p text:style-name="P13">$9-dose<text:span text:style-name="T3">_</text:span><text:span text:style-name="T10">3</text:span></text:p>
          </table:table-cell>
          <table:table-cell table:style-name="s9.B4" office:value-type="string">
            <text:p text:style-name="P13">$9-d_res<text:span text:style-name="T3">_</text:span><text:span text:style-name="T10">3</text:span></text:p>
          </table:table-cell>
          <table:table-cell table:style-name="s9.B4" office:value-type="string">
            <text:p text:style-name="P13">$9-o_pog<text:span text:style-name="T3">_</text:span><text:span text:style-name="T10">3</text:span></text:p>
          </table:table-cell>
          <table:table-cell table:style-name="s9.B4" office:value-type="string">
            <text:p text:style-name="P13">$9-d_gran<text:span text:style-name="T3">_</text:span><text:span text:style-name="T10">3</text:span></text:p>
          </table:table-cell>
          <table:table-cell table:style-name="s9.I4" office:value-type="string">
            <text:p text:style-name="P12">±<text:span text:style-name="T3">15</text:span></text:p>
          </table:table-cell>
        </table:table-row>
        <table:table-row>
          <table:table-cell table:style-name="s9.A4" office:value-type="string">
            <text:p text:style-name="P12">4.0 мЗв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0">15</text:span></text:p>
          </table:table-cell>
        </table:table-row>
        <table:table-row>
          <table:table-cell table:style-name="s9.A6" office:value-type="string">
            <text:p text:style-name="P12">4.0 <text:span text:style-name="T10">мкЗв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6">360c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0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3">Показания прибора</text:p>
          </table:table-cell>
          <table:table-cell table:style-name="t10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10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0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0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0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0.A3" office:value-type="string">
            <text:p text:style-name="P29">Фон</text:p>
          </table:table-cell>
          <table:table-cell table:style-name="t10.B3" office:value-type="string">
            <text:p text:style-name="P30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0">$10-bg0</text:p>
              <text:p text:style-name="P30">$10-bg1</text:p>
              <text:p text:style-name="P30">$10-bg2</text:p>
              <text:p text:style-name="P30">$10-bg3</text:p>
              <text:p text:style-name="P30">$10-bg4</text:p>
              <text:p text:style-name="P30">$10-bg5</text:p>
              <text:p text:style-name="P30">$10-bg6</text:p>
              <text:p text:style-name="P30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0">$10-m00</text:p>
              <text:p text:style-name="P30">$10-m01</text:p>
              <text:p text:style-name="P30">$10-m02</text:p>
              <text:p text:style-name="P30">$10-m03</text:p>
              <text:p text:style-name="P30">$10-m04</text:p>
              <text:p text:style-name="P30">$10-m05</text:p>
              <text:p text:style-name="P30">$10-m06</text:p>
              <text:p text:style-name="P30">$10-m07</text:p>
              <text:p text:style-name="P30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0">30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4">$10-m10</text:p>
              <text:p text:style-name="P30">$10-m11</text:p>
              <text:p text:style-name="P30">$10-m12</text:p>
              <text:p text:style-name="P30">$10-m13</text:p>
              <text:p text:style-name="P30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0">15</text:span></text:p>
          </table:table-cell>
        </table:table-row>
        <table:table-row>
          <table:table-cell table:style-name="t10.A3" office:value-type="string">
            <text:p text:style-name="P12">800<text:span text:style-name="T10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4">$10-m20</text:p>
              <text:p text:style-name="P30">$10-m21</text:p>
              <text:p text:style-name="P30">$10-m22</text:p>
              <text:p text:style-name="P30">$10-m23</text:p>
              <text:p text:style-name="P30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0">15</text:span></text:p>
          </table:table-cell>
        </table:table-row>
        <table:table-row>
          <table:table-cell table:style-name="t10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0.B7" office:value-type="string">
            <text:p text:style-name="P13">$10-n<text:span text:style-name="T10">3</text:span></text:p>
          </table:table-cell>
          <table:table-cell table:style-name="t10.B7" office:value-type="string">
            <text:p text:style-name="P13">$10-d<text:span text:style-name="T10">3</text:span></text:p>
          </table:table-cell>
          <table:table-cell table:style-name="t10.D7" office:value-type="string">
            <text:section text:style-name="Sect1" text:name="Раздел50">
              <text:p text:style-name="P4">$10-<text:span text:style-name="T10">m30</text:span></text:p>
              <text:p text:style-name="P30">$10-<text:span text:style-name="T10">m31</text:span></text:p>
              <text:p text:style-name="P30">$10-<text:span text:style-name="T10">m32</text:span></text:p>
              <text:p text:style-name="P30">$10-<text:span text:style-name="T10">m33</text:span></text:p>
              <text:p text:style-name="P30">$10-<text:span text:style-name="T10">m34</text:span></text:p>
            </text:section>
          </table:table-cell>
          <table:table-cell table:style-name="t10.B7" office:value-type="string">
            <text:p text:style-name="P13">$10-av<text:span text:style-name="T10">3</text:span></text:p>
          </table:table-cell>
          <table:table-cell table:style-name="t10.B7" office:value-type="string">
            <text:p text:style-name="P13">$10-o<text:span text:style-name="T10">3</text:span></text:p>
          </table:table-cell>
          <table:table-cell table:style-name="t10.B7" office:value-type="string">
            <text:p text:style-name="P13">$10-q<text:span text:style-name="T10">3</text:span></text:p>
          </table:table-cell>
          <table:table-cell table:style-name="t10.B7" office:value-type="string">
            <text:p text:style-name="P13">$10-do<text:span text:style-name="T10">3</text:span></text:p>
          </table:table-cell>
          <table:table-cell table:style-name="t10.I7" office:value-type="string">
            <text:p text:style-name="P20">±<text:span text:style-name="T10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10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0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0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10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10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0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0.B4" office:value-type="string">
            <text:p text:style-name="P13">$10-d_dev<text:span text:style-name="T3">_</text:span><text:span text:style-name="T10">3</text:span></text:p>
          </table:table-cell>
          <table:table-cell table:style-name="s10.B4" office:value-type="string">
            <text:p text:style-name="P13">$10-dose<text:span text:style-name="T3">_</text:span><text:span text:style-name="T10">3</text:span></text:p>
          </table:table-cell>
          <table:table-cell table:style-name="s10.B4" office:value-type="string">
            <text:p text:style-name="P13">$10-d_res<text:span text:style-name="T3">_</text:span><text:span text:style-name="T10">3</text:span></text:p>
          </table:table-cell>
          <table:table-cell table:style-name="s10.B4" office:value-type="string">
            <text:p text:style-name="P13">$10-o_pog<text:span text:style-name="T3">_</text:span><text:span text:style-name="T10">3</text:span></text:p>
          </table:table-cell>
          <table:table-cell table:style-name="s10.B4" office:value-type="string">
            <text:p text:style-name="P13">$10-d_gran<text:span text:style-name="T3">_</text:span><text:span text:style-name="T10">3</text:span></text:p>
          </table:table-cell>
          <table:table-cell table:style-name="s10.I4" office:value-type="string">
            <text:p text:style-name="P12">±<text:span text:style-name="T3">15</text:span></text:p>
          </table:table-cell>
        </table:table-row>
        <table:table-row>
          <table:table-cell table:style-name="s10.A4" office:value-type="string">
            <text:p text:style-name="P12">4.0 мЗв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0">15</text:span></text:p>
          </table:table-cell>
        </table:table-row>
        <table:table-row>
          <table:table-cell table:style-name="s10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6">360c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0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3">Показания прибора</text:p>
          </table:table-cell>
          <table:table-cell table:style-name="t11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11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1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1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1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1.A3" office:value-type="string">
            <text:p text:style-name="P29">Фон</text:p>
          </table:table-cell>
          <table:table-cell table:style-name="t11.B3" office:value-type="string">
            <text:p text:style-name="P30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0">$11-bg0</text:p>
              <text:p text:style-name="P30">$11-bg1</text:p>
              <text:p text:style-name="P30">$11-bg2</text:p>
              <text:p text:style-name="P30">$11-bg3</text:p>
              <text:p text:style-name="P30">$11-bg4</text:p>
              <text:p text:style-name="P30">$11-bg5</text:p>
              <text:p text:style-name="P30">$11-bg6</text:p>
              <text:p text:style-name="P30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0">$11-m00</text:p>
              <text:p text:style-name="P30">$11-m01</text:p>
              <text:p text:style-name="P30">$11-m02</text:p>
              <text:p text:style-name="P30">$11-m03</text:p>
              <text:p text:style-name="P30">$11-m04</text:p>
              <text:p text:style-name="P30">$11-m05</text:p>
              <text:p text:style-name="P30">$11-m06</text:p>
              <text:p text:style-name="P30">$11-m07</text:p>
              <text:p text:style-name="P30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0">30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4">$11-m10</text:p>
              <text:p text:style-name="P30">$11-m11</text:p>
              <text:p text:style-name="P30">$11-m12</text:p>
              <text:p text:style-name="P30">$11-m13</text:p>
              <text:p text:style-name="P30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0">15</text:span></text:p>
          </table:table-cell>
        </table:table-row>
        <table:table-row>
          <table:table-cell table:style-name="t11.A3" office:value-type="string">
            <text:p text:style-name="P12">800<text:span text:style-name="T10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4">$11-m20</text:p>
              <text:p text:style-name="P30">$11-m21</text:p>
              <text:p text:style-name="P30">$11-m22</text:p>
              <text:p text:style-name="P30">$11-m23</text:p>
              <text:p text:style-name="P30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0">15</text:span></text:p>
          </table:table-cell>
        </table:table-row>
        <table:table-row>
          <table:table-cell table:style-name="t11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1.B7" office:value-type="string">
            <text:p text:style-name="P13">$11-n<text:span text:style-name="T10">3</text:span></text:p>
          </table:table-cell>
          <table:table-cell table:style-name="t11.B7" office:value-type="string">
            <text:p text:style-name="P13">$11-d<text:span text:style-name="T10">3</text:span></text:p>
          </table:table-cell>
          <table:table-cell table:style-name="t11.D7" office:value-type="string">
            <text:section text:style-name="Sect1" text:name="Раздел55">
              <text:p text:style-name="P4">$11-<text:span text:style-name="T10">m30</text:span></text:p>
              <text:p text:style-name="P30">$11-<text:span text:style-name="T10">m31</text:span></text:p>
              <text:p text:style-name="P30">$11-<text:span text:style-name="T10">m32</text:span></text:p>
              <text:p text:style-name="P30">$11-<text:span text:style-name="T10">m33</text:span></text:p>
              <text:p text:style-name="P30">$11-<text:span text:style-name="T10">m34</text:span></text:p>
            </text:section>
          </table:table-cell>
          <table:table-cell table:style-name="t11.B7" office:value-type="string">
            <text:p text:style-name="P13">$11-av<text:span text:style-name="T10">3</text:span></text:p>
          </table:table-cell>
          <table:table-cell table:style-name="t11.B7" office:value-type="string">
            <text:p text:style-name="P13">$11-o<text:span text:style-name="T10">3</text:span></text:p>
          </table:table-cell>
          <table:table-cell table:style-name="t11.B7" office:value-type="string">
            <text:p text:style-name="P13">$11-q<text:span text:style-name="T10">3</text:span></text:p>
          </table:table-cell>
          <table:table-cell table:style-name="t11.B7" office:value-type="string">
            <text:p text:style-name="P13">$11-do<text:span text:style-name="T10">3</text:span></text:p>
          </table:table-cell>
          <table:table-cell table:style-name="t11.I7" office:value-type="string">
            <text:p text:style-name="P20">±<text:span text:style-name="T10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1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1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1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11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11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0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1.B4" office:value-type="string">
            <text:p text:style-name="P13">$11-d_dev<text:span text:style-name="T3">_</text:span><text:span text:style-name="T10">3</text:span></text:p>
          </table:table-cell>
          <table:table-cell table:style-name="s11.B4" office:value-type="string">
            <text:p text:style-name="P13">$11-dose<text:span text:style-name="T3">_</text:span><text:span text:style-name="T10">3</text:span></text:p>
          </table:table-cell>
          <table:table-cell table:style-name="s11.B4" office:value-type="string">
            <text:p text:style-name="P13">$11-d_res<text:span text:style-name="T3">_</text:span><text:span text:style-name="T10">3</text:span></text:p>
          </table:table-cell>
          <table:table-cell table:style-name="s11.B4" office:value-type="string">
            <text:p text:style-name="P13">$11-o_pog<text:span text:style-name="T3">_</text:span><text:span text:style-name="T10">3</text:span></text:p>
          </table:table-cell>
          <table:table-cell table:style-name="s11.B4" office:value-type="string">
            <text:p text:style-name="P13">$11-d_gran<text:span text:style-name="T3">_</text:span><text:span text:style-name="T10">3</text:span></text:p>
          </table:table-cell>
          <table:table-cell table:style-name="s11.I4" office:value-type="string">
            <text:p text:style-name="P12">±<text:span text:style-name="T3">15</text:span></text:p>
          </table:table-cell>
        </table:table-row>
        <table:table-row>
          <table:table-cell table:style-name="s11.A4" office:value-type="string">
            <text:p text:style-name="P12">4.0 мЗв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0">15</text:span></text:p>
          </table:table-cell>
        </table:table-row>
        <table:table-row>
          <table:table-cell table:style-name="s11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6">360c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0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3">Показания прибора</text:p>
          </table:table-cell>
          <table:table-cell table:style-name="t12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12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2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2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2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2.A3" office:value-type="string">
            <text:p text:style-name="P29">Фон</text:p>
          </table:table-cell>
          <table:table-cell table:style-name="t12.B3" office:value-type="string">
            <text:p text:style-name="P30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0">$12-bg0</text:p>
              <text:p text:style-name="P30">$12-bg1</text:p>
              <text:p text:style-name="P30">$12-bg2</text:p>
              <text:p text:style-name="P30">$12-bg3</text:p>
              <text:p text:style-name="P30">$12-bg4</text:p>
              <text:p text:style-name="P30">$12-bg5</text:p>
              <text:p text:style-name="P30">$12-bg6</text:p>
              <text:p text:style-name="P30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0">$12-m00</text:p>
              <text:p text:style-name="P30">$12-m01</text:p>
              <text:p text:style-name="P30">$12-m02</text:p>
              <text:p text:style-name="P30">$12-m03</text:p>
              <text:p text:style-name="P30">$12-m04</text:p>
              <text:p text:style-name="P30">$12-m05</text:p>
              <text:p text:style-name="P30">$12-m06</text:p>
              <text:p text:style-name="P30">$12-m07</text:p>
              <text:p text:style-name="P30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0">30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4">$12-m10</text:p>
              <text:p text:style-name="P30">$12-m11</text:p>
              <text:p text:style-name="P30">$12-m12</text:p>
              <text:p text:style-name="P30">$12-m13</text:p>
              <text:p text:style-name="P30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0">15</text:span></text:p>
          </table:table-cell>
        </table:table-row>
        <table:table-row>
          <table:table-cell table:style-name="t12.A3" office:value-type="string">
            <text:p text:style-name="P12">800<text:span text:style-name="T10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4">$12-m20</text:p>
              <text:p text:style-name="P30">$12-m21</text:p>
              <text:p text:style-name="P30">$12-m22</text:p>
              <text:p text:style-name="P30">$12-m23</text:p>
              <text:p text:style-name="P30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0">15</text:span></text:p>
          </table:table-cell>
        </table:table-row>
        <table:table-row>
          <table:table-cell table:style-name="t12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2.B7" office:value-type="string">
            <text:p text:style-name="P13">$12-n<text:span text:style-name="T10">3</text:span></text:p>
          </table:table-cell>
          <table:table-cell table:style-name="t12.B7" office:value-type="string">
            <text:p text:style-name="P13">$12-d<text:span text:style-name="T10">3</text:span></text:p>
          </table:table-cell>
          <table:table-cell table:style-name="t12.D7" office:value-type="string">
            <text:section text:style-name="Sect1" text:name="Раздел60">
              <text:p text:style-name="P4">$12-<text:span text:style-name="T10">m30</text:span></text:p>
              <text:p text:style-name="P30">$12-<text:span text:style-name="T10">m31</text:span></text:p>
              <text:p text:style-name="P30">$12-<text:span text:style-name="T10">m32</text:span></text:p>
              <text:p text:style-name="P30">$12-<text:span text:style-name="T10">m33</text:span></text:p>
              <text:p text:style-name="P30">$12-<text:span text:style-name="T10">m34</text:span></text:p>
            </text:section>
          </table:table-cell>
          <table:table-cell table:style-name="t12.B7" office:value-type="string">
            <text:p text:style-name="P13">$12-av<text:span text:style-name="T10">3</text:span></text:p>
          </table:table-cell>
          <table:table-cell table:style-name="t12.B7" office:value-type="string">
            <text:p text:style-name="P13">$12-o<text:span text:style-name="T10">3</text:span></text:p>
          </table:table-cell>
          <table:table-cell table:style-name="t12.B7" office:value-type="string">
            <text:p text:style-name="P13">$12-q<text:span text:style-name="T10">3</text:span></text:p>
          </table:table-cell>
          <table:table-cell table:style-name="t12.B7" office:value-type="string">
            <text:p text:style-name="P13">$12-do<text:span text:style-name="T10">3</text:span></text:p>
          </table:table-cell>
          <table:table-cell table:style-name="t12.I7" office:value-type="string">
            <text:p text:style-name="P20">±<text:span text:style-name="T10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12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2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2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12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12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0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2.B4" office:value-type="string">
            <text:p text:style-name="P13">$12-d_dev<text:span text:style-name="T3">_</text:span><text:span text:style-name="T10">3</text:span></text:p>
          </table:table-cell>
          <table:table-cell table:style-name="s12.B4" office:value-type="string">
            <text:p text:style-name="P13">$12-dose<text:span text:style-name="T3">_</text:span><text:span text:style-name="T10">3</text:span></text:p>
          </table:table-cell>
          <table:table-cell table:style-name="s12.B4" office:value-type="string">
            <text:p text:style-name="P13">$12-d_res<text:span text:style-name="T3">_</text:span><text:span text:style-name="T10">3</text:span></text:p>
          </table:table-cell>
          <table:table-cell table:style-name="s12.B4" office:value-type="string">
            <text:p text:style-name="P13">$12-o_pog<text:span text:style-name="T3">_</text:span><text:span text:style-name="T10">3</text:span></text:p>
          </table:table-cell>
          <table:table-cell table:style-name="s12.B4" office:value-type="string">
            <text:p text:style-name="P13">$12-d_gran<text:span text:style-name="T3">_</text:span><text:span text:style-name="T10">3</text:span></text:p>
          </table:table-cell>
          <table:table-cell table:style-name="s12.I4" office:value-type="string">
            <text:p text:style-name="P12">±<text:span text:style-name="T3">15</text:span></text:p>
          </table:table-cell>
        </table:table-row>
        <table:table-row>
          <table:table-cell table:style-name="s12.A4" office:value-type="string">
            <text:p text:style-name="P12">4.0 мЗв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0">15</text:span></text:p>
          </table:table-cell>
        </table:table-row>
        <table:table-row>
          <table:table-cell table:style-name="s12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6">360c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0">15</text:span></text:p>
          </table:table-cell>
        </table:table-row>
      </table:table>
      <text:p text:style-name="P2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7:25:50.79</dc:date>
    <meta:editing-duration>P3DT8H19M50S</meta:editing-duration>
    <meta:editing-cycles>396</meta:editing-cycles>
    <meta:generator>OpenOffice/4.1.6$Win32 OpenOffice.org_project/416m1$Build-9790</meta:generator>
    <meta:document-statistic meta:table-count="25" meta:image-count="0" meta:object-count="0" meta:page-count="7" meta:paragraph-count="1594" meta:word-count="2621" meta:character-count="19108"/>
  </office:meta>
</office:document-meta>
</file>